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145" officeooo:paragraph-rsid="0002e145"/>
    </style:style>
    <style:style style:name="P2" style:family="paragraph" style:parent-style-name="Standard">
      <style:text-properties officeooo:rsid="00042d8e" officeooo:paragraph-rsid="00042d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sql postgres</text:p>
      <text:p text:style-name="P1"/>
      <text:p text:style-name="P1"/>
      <text:p text:style-name="P1">1) para criar um banco de dados</text:p>
      <text:p text:style-name="P1"/>
      <text:p text:style-name="P1">CREATE DATABASE banco_teste</text:p>
      <text:p text:style-name="P1">WITH</text:p>
      <text:p text:style-name="P1">OWNER = PROPRIETARIO</text:p>
      <text:p text:style-name="P1">ENCODING = “UTF8”</text:p>
      <text:p text:style-name="P1">LC_COLLATE = ‘pt_BR.UTF-8’</text:p>
      <text:p text:style-name="P1">LC_CTYPE = ‘ pt_BR.UTF-8’</text:p>
      <text:p text:style-name="P1">TABLESPACE = pg_default</text:p>
      <text:p text:style-name="P1">CONNECTION <text:s/>LIMIT -1;</text:p>
      <text:p text:style-name="P1"/>
      <text:p text:style-name="P1">o modo simplificado com todas essas opções é:</text:p>
      <text:p text:style-name="P1">CREATE DATABASE banco_teste;</text:p>
      <text:p text:style-name="P1"/>
      <text:p text:style-name="P2">2) PARA DELETAR (DROP) EM UM BANCO</text:p>
      <text:p text:style-name="P2"/>
      <text:p text:style-name="P2"/>
      <text:p text:style-name="P2"/>
      <text:p text:style-name="P2">DROP DATABASE banco_teste;</text:p>
      <text:p text:style-name="P2"/>
      <text:p text:style-name="P2"/>
      <text:p text:style-name="P2"/>
      <text:p text:style-name="P2">OBS de privilegios no banco</text:p>
      <text:p text:style-name="P2"/>
      <text:p text:style-name="P2">GRANT = Comando para dar permissões no banco</text:p>
      <text:p text:style-name="P2">All – todas as permissões nesse banco</text:p>
      <text:p text:style-name="P2"/>
      <text:p text:style-name="P2">O comando ficaria assim:</text:p>
      <text:p text:style-name="P2">GRANT ALL ON DATABASE banco_teste TO hussyvel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12:03:17.771440545</meta:creation-date>
    <dc:date>2022-01-10T21:58:47.066528845</dc:date>
    <meta:editing-duration>P2DT9H35M9S</meta:editing-duration>
    <meta:editing-cycles>1</meta:editing-cycles>
    <meta:document-statistic meta:table-count="0" meta:image-count="0" meta:object-count="0" meta:page-count="1" meta:paragraph-count="19" meta:word-count="84" meta:character-count="526" meta:non-whitespace-character-count="459"/>
    <meta:generator>LibreOffice/6.4.7.2$Linux_X86_64 LibreOffice_project/40$Build-2</meta:generator>
  </office:meta>
</office:document-meta>
</file>